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4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688cm" loext:contextual-spacing="false" fo:line-height="100%" fo:text-indent="0cm" style:auto-text-indent="false" style:page-number="1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officeooo:rsid="002466ed" officeooo:paragraph-rsid="002466ed" style:font-name-asian="Times New Roman1" style:font-size-asian="13.5pt" style:font-name-complex="Times New Roman1" style:font-size-complex="13.5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officeooo:paragraph-rsid="00247f1d"/>
    </style:style>
    <style:style style:name="P10" style:family="paragraph" style:parent-style-name="Standard">
      <style:text-properties officeooo:rsid="00264f2c" officeooo:paragraph-rsid="00264f2c"/>
    </style:style>
    <style:style style:name="P11" style:family="paragraph" style:parent-style-name="Standard">
      <style:text-properties officeooo:paragraph-rsid="00264f2c"/>
    </style:style>
    <style:style style:name="P12" style:family="paragraph" style:parent-style-name="Standard">
      <style:text-properties officeooo:rsid="00284bee" officeooo:paragraph-rsid="00284bee"/>
    </style:style>
    <style:style style:name="P13" style:family="paragraph" style:parent-style-name="Standard">
      <style:text-properties officeooo:rsid="002a4466" officeooo:paragraph-rsid="002a4466"/>
    </style:style>
    <style:style style:name="P14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5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6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7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8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9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0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1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2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3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4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6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7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8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9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0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31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2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4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5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6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7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officeooo:rsid="0021b11e" officeooo:paragraph-rsid="0021b11e" style:font-name-asian="Courier New2" style:font-size-asian="13.5pt" style:font-name-complex="Courier New2" style:font-size-complex="13.5pt"/>
    </style:style>
    <style:style style:name="P40" style:family="paragraph" style:parent-style-name="Standard" style:list-style-name="WWNum6">
      <loext:graphic-properties draw:fill="solid" draw:fill-color="#ffffff"/>
      <style:paragraph-properties fo:margin-left="0.423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05167" officeooo:paragraph-rsid="00205167" style:font-name-asian="Times New Roman1" style:font-size-asian="13.5pt" style:font-name-complex="Times New Roman1" style:font-size-complex="13.5pt"/>
    </style:style>
    <style:style style:name="P41" style:family="paragraph" style:parent-style-name="Standard" style:list-style-name="WWNum7">
      <loext:graphic-properties draw:fill="solid" draw:fill-color="#ffffff"/>
      <style:paragraph-properties fo:margin-left="0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42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05167" officeooo:paragraph-rsid="00205167" style:font-name-asian="Times New Roman1" style:font-size-asian="13.5pt" style:font-name-complex="Times New Roman1" style:font-size-complex="13.5pt"/>
    </style:style>
    <style:style style:name="P43" style:family="paragraph" style:parent-style-name="Standard" style:list-style-name="WWNum2">
      <loext:graphic-properties draw:fill="solid" draw:fill-color="#ffffff"/>
      <style:paragraph-properties fo:margin-left="0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1b11e" officeooo:paragraph-rsid="0021b11e" style:font-name-asian="Times New Roman1" style:font-size-asian="13.5pt" style:font-name-complex="Times New Roman1" style:font-size-complex="13.5pt"/>
    </style:style>
    <style:style style:name="P44" style:family="paragraph" style:parent-style-name="Standard" style:list-style-name="WWNum3">
      <loext:graphic-properties draw:fill="solid" draw:fill-color="#ffffff"/>
      <style:paragraph-properties fo:margin-left="0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1b11e" officeooo:paragraph-rsid="0021b11e" style:font-name-asian="Times New Roman1" style:font-size-asian="13.5pt" style:font-name-complex="Times New Roman1" style:font-size-complex="13.5pt"/>
    </style:style>
    <style:style style:name="P45" style:family="paragraph" style:parent-style-name="Standard" style:list-style-name="WWNum4">
      <loext:graphic-properties draw:fill="solid" draw:fill-color="#ffffff"/>
      <style:paragraph-properties fo:margin-left="0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35b00" officeooo:paragraph-rsid="00235b00" style:font-name-asian="Times New Roman1" style:font-size-asian="13.5pt" style:font-name-complex="Times New Roman1" style:font-size-complex="13.5pt"/>
    </style:style>
    <style:style style:name="P46" style:family="paragraph" style:parent-style-name="Standard" style:list-style-name="WWNum8">
      <loext:graphic-properties draw:fill="solid" draw:fill-color="#ffffff"/>
      <style:paragraph-properties fo:margin-left="0cm" fo:margin-right="0cm" fo:margin-top="0cm" fo:margin-bottom="0.494cm" loext:contextual-spacing="false" fo:line-height="100%" fo:text-indent="0cm" style:auto-text-indent="false" fo:background-color="#ffffff"/>
      <style:text-properties style:font-name="Times New Roman" fo:font-size="13.5pt" officeooo:paragraph-rsid="00205167" style:font-name-asian="Times New Roman1" style:font-size-asian="13.5pt" style:font-name-complex="Times New Roman1" style:font-size-complex="13.5pt"/>
    </style:style>
    <style:style style:name="P47" style:family="paragraph" style:parent-style-name="Standard" style:list-style-name="WWNum5">
      <loext:graphic-properties draw:fill="solid" draw:fill-color="#ffffff"/>
      <style:paragraph-properties fo:margin-left="0cm" fo:margin-right="0cm" fo:margin-top="0cm" fo:margin-bottom="0.494cm" loext:contextual-spacing="false" fo:line-height="100%" fo:text-indent="0cm" style:auto-text-indent="false" fo:background-color="#ffffff"/>
      <style:text-properties officeooo:rsid="00247f1d" officeooo:paragraph-rsid="00247f1d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fo:color="#000000" officeooo:rsid="00205167"/>
    </style:style>
    <style:style style:name="T4" style:family="text">
      <style:text-properties officeooo:rsid="00205167"/>
    </style:style>
    <style:style style:name="T5" style:family="text">
      <style:text-properties officeooo:rsid="0021b11e"/>
    </style:style>
    <style:style style:name="T6" style:family="text">
      <style:text-properties officeooo:rsid="00247f1d"/>
    </style:style>
    <style:style style:name="T7" style:family="text">
      <style:text-properties officeooo:rsid="00264f2c"/>
    </style:style>
    <style:style style:name="T8" style:family="text">
      <style:text-properties officeooo:rsid="00284bee"/>
    </style:style>
    <style:style style:name="T9" style:family="text">
      <style:text-properties officeooo:rsid="002a44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1</text:p>
      <text:p text:style-name="P5"><text:span text:style-name="T4">Q 1. </text:span>Which of the following are keywords in Java programming language</text:p>
      <text:list xml:id="list3776443246" text:style-name="WWNum6">
        <text:list-item>
          <text:p text:style-name="P14"><text:span text:style-name="T2">a) public</text:span></text:p>
        </text:list-item>
        <text:list-item>
          <text:p text:style-name="P22"><text:span text:style-name="T2">b) static</text:span></text:p>
        </text:list-item>
        <text:list-item>
          <text:p text:style-name="P22"><text:span text:style-name="T2">c) void</text:span></text:p>
        </text:list-item>
        <text:list-item>
          <text:p text:style-name="P22"><text:span text:style-name="T2">d) main</text:span></text:p>
        </text:list-item>
        <text:list-item>
          <text:p text:style-name="P31">e) scope</text:p>
          <text:p text:style-name="P40">ANS: a, b, c</text:p>
        </text:list-item>
      </text:list>
      <text:p text:style-name="P5"><text:span text:style-name="T4">Q 2. </text:span>Consider the code</text:p>
      <text:p text:style-name="P2">private static void printTotal(int i, int j) {</text:p>
      <text:p text:style-name="P2">int sum = i + j;</text:p>
      <text:p text:style-name="P2">System.out.println("This program performs addition " +</text:p>
      <text:p text:style-name="P2">"using two numbers supplied.");</text:p>
      <text:p text:style-name="P2">System.out.println("The two numbers and the sum: " +</text:p>
      <text:p text:style-name="P2">i + " + " + j + " = " + sum);</text:p>
      <text:p text:style-name="P2">}</text:p>
      <text:p text:style-name="P6">In the above code which of the following define local variables:</text:p>
      <text:list xml:id="list2263418804" text:style-name="WWNum7">
        <text:list-item>
          <text:p text:style-name="P15">a) i, j only.</text:p>
        </text:list-item>
        <text:list-item>
          <text:p text:style-name="P23">b) sum only.</text:p>
        </text:list-item>
        <text:list-item>
          <text:p text:style-name="P23">c) i, j and sum.</text:p>
        </text:list-item>
        <text:list-item>
          <text:p text:style-name="P32">d) There are no local variables.</text:p>
          <text:p text:style-name="P41"><text:s/><text:span text:style-name="T4">ANS: c</text:span></text:p>
        </text:list-item>
      </text:list>
      <text:p text:style-name="P5"><text:span text:style-name="T4">Q 3. </text:span>Which of the following are correct regarding Java variables</text:p>
      <text:list xml:id="list3684019381" text:style-name="WWNum8">
        <text:list-item>
          <text:p text:style-name="P16">a) The default value for boolean variable is: true.</text:p>
        </text:list-item>
        <text:list-item>
          <text:p text:style-name="P24">b) A literal and a variable are the same.</text:p>
        </text:list-item>
        <text:list-item>
          <text:p text:style-name="P24">c) This is a valid variable declaration: int _52 = 52;</text:p>
        </text:list-item>
        <text:list-item>
          <text:p text:style-name="P33">d) This is a valid instance variable declaration: int i, j = 10;</text:p>
          <text:p text:style-name="P46"><text:span text:style-name="T3">ANS: c, d</text:span></text:p>
        </text:list-item>
      </text:list>
      <text:p text:style-name="P5"><text:span text:style-name="T4">Q 4. </text:span>Consider the code:</text:p>
      <text:p text:style-name="P2">// This program prints text and an integer number.</text:p>
      <text:p text:style-name="P2">public class YearPrinter {</text:p>
      <text:p text:style-name="P2">public static void main(String [] args) {</text:p>
      <text:p text:style-name="P2"><text:soft-page-break/>int year= 2013;</text:p>
      <text:p text:style-name="P2">System.out.println("This year is: " + year);</text:p>
      <text:p text:style-name="P2">}</text:p>
      <text:p text:style-name="P2"><text:span text:style-name="T4">} </text:span></text:p>
      <text:p text:style-name="P6">Which of the following are correct of the above code:</text:p>
      <text:list xml:id="list871611628" text:style-name="WWNum1">
        <text:list-item>
          <text:p text:style-name="P17">a) “year” is a numeric variable.</text:p>
        </text:list-item>
        <text:list-item>
          <text:p text:style-name="P25">b) ‘System.out.println(“This year is: ” + year);’ is a statement.</text:p>
        </text:list-item>
        <text:list-item>
          <text:p text:style-name="P25">c) “YearPrinter” is the name of a class.</text:p>
        </text:list-item>
        <text:list-item>
          <text:p text:style-name="P25">d) “main” is the name of a method.</text:p>
        </text:list-item>
        <text:list-item>
          <text:p text:style-name="P34">e) “//” is used to write a comment within a class.</text:p>
          <text:p text:style-name="P42">ANS: a, b, c, d, e</text:p>
        </text:list-item>
      </text:list>
      <text:p text:style-name="P1"><text:span text:style-name="T1">Q 5 :</text:span><text:span text:style-name="T2"> </text:span><text:span text:style-name="T1">Which of the following code snippets correctly show statement “blocks”</text:span></text:p>
      <text:p text:style-name="P6">a.</text:p>
      <text:p text:style-name="P2">public int calculate(int a, int b) {</text:p>
      <text:p text:style-name="P2">int c = a + b;</text:p>
      <text:p text:style-name="P2">System.out.println("a+b = " + c);</text:p>
      <text:p text:style-name="P2">return c;</text:p>
      <text:p text:style-name="P2">}</text:p>
      <text:p text:style-name="P6">b.</text:p>
      <text:p text:style-name="P2">String a = "Java";</text:p>
      <text:p text:style-name="P2">String b = "programming";</text:p>
      <text:p text:style-name="P2">String c = "Java programming";</text:p>
      <text:p text:style-name="P2">if (c.equals(a + b)) {</text:p>
      <text:p text:style-name="P2">System.out.println("Java programming"); // prints Java programming</text:p>
      <text:p text:style-name="P2">}</text:p>
      <text:p text:style-name="P6">c.</text:p>
      <text:p text:style-name="P2">{</text:p>
      <text:p text:style-name="P2">Object object = null;</text:p>
      <text:p text:style-name="P2">}</text:p>
      <text:p text:style-name="P6">d.</text:p>
      <text:p text:style-name="P2">Integer i = null;</text:p>
      <text:p text:style-name="P2">try {</text:p>
      <text:p text:style-name="P2">i = new Integer("56");</text:p>
      <text:p text:style-name="P2">}</text:p>
      <text:p text:style-name="P2"><text:soft-page-break/>catch(NumberFormatException nfe) {</text:p>
      <text:p text:style-name="P2">nfe.printStackTrace();</text:p>
      <text:p text:style-name="P2">}</text:p>
      <text:p text:style-name="P39">ANS: a, b, c, d</text:p>
      <text:p text:style-name="P39"/>
      <text:p text:style-name="P5"><text:span text:style-name="T5">Q 6. </text:span>To create a Java application which of the following are required</text:p>
      <text:list xml:id="list503365561" text:style-name="WWNum2">
        <text:list-item>
          <text:p text:style-name="P18">a) A source code file.</text:p>
        </text:list-item>
        <text:list-item>
          <text:p text:style-name="P26">b) Java programming language compiler.</text:p>
        </text:list-item>
        <text:list-item>
          <text:p text:style-name="P26">c) A text editor or an IDE.</text:p>
        </text:list-item>
        <text:list-item>
          <text:p text:style-name="P35">d) The Java application launcher.</text:p>
          <text:p text:style-name="P43">ANS: a, b, c, d</text:p>
        </text:list-item>
      </text:list>
      <text:p text:style-name="P5">Consider the code</text:p>
      <text:p text:style-name="P2">public class YearPrinter {</text:p>
      <text:p text:style-name="P2">public static void main(String [] args) {</text:p>
      <text:p text:style-name="P2">new YearPrinter().printIt();</text:p>
      <text:p text:style-name="P2">}</text:p>
      <text:p text:style-name="P2">private void printIt() {</text:p>
      <text:p text:style-name="P2">int year= 2013;</text:p>
      <text:p text:style-name="P2">System.out.println("This year is: " + year);</text:p>
      <text:p text:style-name="P2">}</text:p>
      <text:p text:style-name="P2">}</text:p>
      <text:p text:style-name="P2"/>
      <text:p text:style-name="P6">Which one of the following is correct after the above is compiled and run:</text:p>
      <text:list xml:id="list3140929413" text:style-name="WWNum3">
        <text:list-item>
          <text:p text:style-name="P19">a) There is a compile time error.</text:p>
        </text:list-item>
        <text:list-item>
          <text:p text:style-name="P27">b) The program prints “Th<text:span text:style-name="T5">e</text:span> year is: 2013”.</text:p>
        </text:list-item>
        <text:list-item>
          <text:p text:style-name="P36">c) There is a runtime error.</text:p>
          <text:p text:style-name="P44">ANS: All options are incorrect, Correct ans is: “This year is: 2013”.</text:p>
        </text:list-item>
      </text:list>
      <text:p text:style-name="P5">Consider the code</text:p>
      <text:p text:style-name="P2">package mypackage;</text:p>
      <text:p text:style-name="P2"/>
      <text:p text:style-name="P2">public class ClassA {</text:p>
      <text:p text:style-name="P2">public static void main(String [] args) {</text:p>
      <text:p text:style-name="P2">new ClassA().doThis();</text:p>
      <text:p text:style-name="P2">}</text:p>
      <text:p text:style-name="P2">public void doThis() {</text:p>
      <text:p text:style-name="P2">System.out.println("Running the ClassA class.");</text:p>
      <text:p text:style-name="P2"><text:soft-page-break/>}</text:p>
      <text:p text:style-name="P2">}</text:p>
      <text:p text:style-name="P6">Assume that the ClassA.java is in the current directory. And, all the Java commands are run from the current directory. Which of the following are correct:</text:p>
      <text:p text:style-name="P3"/>
      <text:list xml:id="list2250058584" text:style-name="WWNum4">
        <text:list-item>
          <text:p text:style-name="P20">a) The command “javac -d . ClassA.java” at command prompt creates a directory called mypackage, and ClassA.class file within that directory.</text:p>
        </text:list-item>
        <text:list-item>
          <text:p text:style-name="P28">b) The above class can be run at the command prompt using the command “java mypackage.ClassA”.</text:p>
        </text:list-item>
        <text:list-item>
          <text:p text:style-name="P28">c) The above class can be run at the command prompt using the command “java ClassA”.</text:p>
        </text:list-item>
        <text:list-item>
          <text:p text:style-name="P37">d) The above class can be run at the command prompt using the command “java ClassA.class”.</text:p>
          <text:p text:style-name="P45">ANS: a, b</text:p>
        </text:list-item>
      </text:list>
      <text:p text:style-name="P5">The package and import statements must be specified before a class definition within a class file</text:p>
      <text:p text:style-name="P6">True or false:</text:p>
      <text:p text:style-name="P7">ANS: True</text:p>
      <text:p text:style-name="P5">Consider the following two Java classes</text:p>
      <text:p text:style-name="P2">ProgramA.java:</text:p>
      <text:p text:style-name="P2"/>
      <text:p text:style-name="P2">import java.util.ArrayList;</text:p>
      <text:p text:style-name="P2">public class ProgramA {</text:p>
      <text:p text:style-name="P2"/>
      <text:p text:style-name="P2">public static void main (String [] rrr) {</text:p>
      <text:p text:style-name="P2">ArrayList&lt;String&gt; list1 = new ArrayList&lt;String&gt;();</text:p>
      <text:p text:style-name="P2">list1.add("element 1");</text:p>
      <text:p text:style-name="P2">System.out.println("An element is added to the array list.");</text:p>
      <text:p text:style-name="P2">}</text:p>
      <text:p text:style-name="P2">}</text:p>
      <text:p text:style-name="P2"/>
      <text:p text:style-name="P2">ProgramB.java:</text:p>
      <text:p text:style-name="P2"/>
      <text:p text:style-name="P2">public class ProgramB {</text:p>
      <text:p text:style-name="P2"/>
      <text:p text:style-name="P2"><text:soft-page-break/>public static void main (String [] args) {</text:p>
      <text:p text:style-name="P2">java.util.ArrayList&lt;String&gt; list = new java.util.ArrayList&lt;String&gt;();</text:p>
      <text:p text:style-name="P2">list.add("element 1");</text:p>
      <text:p text:style-name="P2">System.out.println("An element is added to the array list.");</text:p>
      <text:p text:style-name="P2">}</text:p>
      <text:p text:style-name="P2">}</text:p>
      <text:p text:style-name="P6">Which of the following are correct of the above two classes:</text:p>
      <text:list xml:id="list1008571638" text:style-name="WWNum5">
        <text:list-item>
          <text:p text:style-name="P21">a) Both ProgramA and ProgramB compile, run and print “An element is added to the arraylist .”.</text:p>
        </text:list-item>
        <text:list-item>
          <text:p text:style-name="P29">b) Only ProgramA compiles, runs and prints “An element is added to the arraylist .”.</text:p>
        </text:list-item>
        <text:list-item>
          <text:p text:style-name="P29">c) Only ProgramB compiles, runs and print “An element is added to the arraylist .”.</text:p>
        </text:list-item>
        <text:list-item>
          <text:p text:style-name="P30"><text:span text:style-name="T2">d) Both ProgramA and ProgramB fail to compile and run.</text:span></text:p>
          <text:p text:style-name="P47"><text:span text:style-name="T2">ANS: a</text:span></text:p>
        </text:list-item>
      </text:list>
      <text:p text:style-name="P8">Which of the following is not introduced with Java 8?</text:p>
      <text:p text:style-name="Standard">a) Stream API</text:p>
      <text:p text:style-name="Standard">b) Serialization</text:p>
      <text:p text:style-name="Standard">c) Spliterator</text:p>
      <text:p text:style-name="Standard">d) Lambda Expression</text:p>
      <text:p text:style-name="P9"><text:span text:style-name="T6">ANS: b</text:span></text:p>
      <text:p text:style-name="P8">What is the purpose of BooleanSupplier function interface?</text:p>
      <text:p text:style-name="Standard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P10">ANS: a</text:p>
      <text:p text:style-name="P8">What is the return type of lambda expression?</text:p>
      <text:p text:style-name="Standard">a) String</text:p>
      <text:p text:style-name="Standard">b) Object</text:p>
      <text:p text:style-name="Standard">c) void</text:p>
      <text:p text:style-name="Standard">d) Function</text:p>
      <text:p text:style-name="P10">ANS: d</text:p>
      <text:p text:style-name="P8"><text:soft-page-break/>Which is the new method introduced in java 8 to iterate over a collection?</text:p>
      <text:p text:style-name="Standard">a) for (String i : StringList)</text:p>
      <text:p text:style-name="Standard">b) foreach (String i : StringList)</text:p>
      <text:p text:style-name="Standard">c) StringList.forEach()</text:p>
      <text:p text:style-name="Standard">d) List.for()</text:p>
      <text:p text:style-name="P10">ANS: c</text:p>
      <text:p text:style-name="P8">What are the two types of Streams offered by java 8?</text:p>
      <text:p text:style-name="Standard">a) sequential and parallel</text:p>
      <text:p text:style-name="Standard">b) sequential and random</text:p>
      <text:p text:style-name="Standard">c) parallel and random</text:p>
      <text:p text:style-name="Standard">d) random and synchronized</text:p>
      <text:p text:style-name="P11"><text:span text:style-name="T7">ANS: a</text:span></text:p>
      <text:p text:style-name="P11"/>
      <text:p text:style-name="P8">Which feature of java 8 enables us to create a work stealing thread pool using all available processors at its target?</text:p>
      <text:p text:style-name="Standard">a) workPool</text:p>
      <text:p text:style-name="Standard">b) newWorkStealingPool</text:p>
      <text:p text:style-name="Standard">c) threadPool</text:p>
      <text:p text:style-name="Standard">d) workThreadPool</text:p>
      <text:p text:style-name="P10">ANS: <text:span text:style-name="T8">b</text:span></text:p>
      <text:p text:style-name="P8">What does Files.lines(Path path) do?</text:p>
      <text:p text:style-name="Standard">a) It reads all the files at the path specified as a String</text:p>
      <text:p text:style-name="Standard"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P12">ANS: b</text:p>
      <text:p text:style-name="P8">What is Optional object used for?</text:p>
      <text:p text:style-name="Standard">a) Optional is used for optional runtime argument</text:p>
      <text:p text:style-name="Standard">b) Optional is used for optional spring profile</text:p>
      <text:p text:style-name="Standard">c) Optional is used to represent null with absent value</text:p>
      <text:p text:style-name="Standard">d) Optional means it’s not mandatory for method to return object</text:p>
      <text:p text:style-name="P12">ANS: <text:span text:style-name="T9">c</text:span></text:p>
      <text:p text:style-name="P8"><text:soft-page-break/>What is the substitute of Rhino javascript engine in Java 8?</text:p>
      <text:p text:style-name="Standard">a) Nashorn</text:p>
      <text:p text:style-name="Standard">b) V8</text:p>
      <text:p text:style-name="Standard">c) Inscript</text:p>
      <text:p text:style-name="Standard">d) Narcissus</text:p>
      <text:p text:style-name="P13">ANS: a</text:p>
      <text:p text:style-name="P8">What does SAM stand for in the context of Functional Interface?</text:p>
      <text:p text:style-name="Standard">a) Single Ambivalue Method</text:p>
      <text:p text:style-name="Standard">b) Single Abstract Method</text:p>
      <text:p text:style-name="Standard">c) Simple Active Markup</text:p>
      <text:p text:style-name="Standard">d) Simple Abstract Markup</text:p>
      <text:p text:style-name="P13">ANS: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3T12:29:27.814953530</dc:date>
    <meta:editing-duration>PT9M23S</meta:editing-duration>
    <meta:editing-cycles>1</meta:editing-cycles>
    <meta:document-statistic meta:table-count="0" meta:image-count="0" meta:object-count="0" meta:page-count="7" meta:paragraph-count="194" meta:word-count="1116" meta:character-count="6005" meta:non-whitespace-character-count="5122"/>
  </office:meta>
</office:document-meta>
</file>